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ining labels <text:s text:c="5"/>2806 <text:s text:c="11"/>3 <text:s text:c="14"/>200 <text:s text:c="11"/></text:p>
      <text:p text:style-name="Standard">test data <text:s text:c="11"/>359 <text:s text:c="12"/>20 <text:s text:c="13"/>200 <text:s text:c="11"/></text:p>
      <text:p text:style-name="Standard">test labels <text:s text:c="9"/>359 <text:s text:c="12"/>3 <text:s text:c="14"/>200 <text:s text:c="11"/></text:p>
      <text:p text:style-name="Standard">number of batches: 1</text:p>
      <text:p text:style-name="Standard">size of batches: 2806</text:p>
      <text:p text:style-name="Standard"/>
      <text:p text:style-name="Standard">MODEL </text:p>
      <text:p text:style-name="Standard">MODULES <text:s text:c="13"/>PARAMETERS <text:s text:c="9"/></text:p>
      <text:p text:style-name="Standard">layer1.weight <text:s text:c="7"/>2420 <text:s text:c="15"/></text:p>
      <text:p text:style-name="Standard">layer1.bias <text:s text:c="9"/>11 <text:s text:c="17"/></text:p>
      <text:p text:style-name="Standard">layer2.weight <text:s text:c="7"/>1331 <text:s text:c="15"/></text:p>
      <text:p text:style-name="Standard">layer2.bias <text:s text:c="9"/>11 <text:s text:c="17"/></text:p>
      <text:p text:style-name="Standard">layer3.weight <text:s text:c="7"/>363 <text:s text:c="16"/></text:p>
      <text:p text:style-name="Standard">layer3.bias <text:s text:c="9"/>3 <text:s text:c="18"/></text:p>
      <text:p text:style-name="Standard">TOTAL <text:s text:c="15"/>4139 <text:s text:c="15"/></text:p>
      <text:p text:style-name="Standard"/>
      <text:p text:style-name="Standard">OPTIMIZATION</text:p>
      <text:p text:style-name="Standard">epoch <text:s text:c="5"/>batch <text:s text:c="5"/>loss-train loss-test </text:p>
      <text:p text:style-name="Standard">0 <text:s text:c="9"/>0 <text:s text:c="9"/>0.36548 <text:s text:c="2"/></text:p>
      <text:p text:style-name="Standard">10 <text:s text:c="8"/>0 <text:s text:c="9"/>0.36543 <text:s text:c="2"/></text:p>
      <text:p text:style-name="Standard">20 <text:s text:c="8"/>0 <text:s text:c="9"/>0.36538 <text:s text:c="2"/></text:p>
      <text:p text:style-name="Standard">30 <text:s text:c="8"/>0 <text:s text:c="9"/>0.36533 <text:s text:c="2"/></text:p>
      <text:p text:style-name="Standard">40 <text:s text:c="8"/>0 <text:s text:c="9"/>0.36528 <text:s text:c="2"/></text:p>
      <text:p text:style-name="Standard">50 <text:s text:c="8"/>0 <text:s text:c="9"/>0.36522 <text:s text:c="2"/></text:p>
      <text:p text:style-name="Standard">60 <text:s text:c="8"/>0 <text:s text:c="9"/>0.36515 <text:s text:c="2"/></text:p>
      <text:p text:style-name="Standard">70 <text:s text:c="8"/>0 <text:s text:c="9"/>0.36508 <text:s text:c="2"/></text:p>
      <text:p text:style-name="Standard">80 <text:s text:c="8"/>0 <text:s text:c="9"/>0.36501 <text:s text:c="2"/></text:p>
      <text:p text:style-name="Standard">90 <text:s text:c="8"/>0 <text:s text:c="9"/>0.36493 <text:s text:c="2"/></text:p>
      <text:p text:style-name="Standard">100 <text:s text:c="7"/>0 <text:s text:c="9"/>0.36485 <text:s text:c="2"/></text:p>
      <text:p text:style-name="Standard">110 <text:s text:c="7"/>0 <text:s text:c="9"/>0.36476 <text:s text:c="2"/></text:p>
      <text:p text:style-name="Standard">120 <text:s text:c="7"/>0 <text:s text:c="9"/>0.36466 <text:s text:c="2"/></text:p>
      <text:p text:style-name="Standard">130 <text:s text:c="7"/>0 <text:s text:c="9"/>0.36455 <text:s text:c="2"/></text:p>
      <text:p text:style-name="Standard">140 <text:s text:c="7"/>0 <text:s text:c="9"/>0.36443 <text:s text:c="2"/></text:p>
      <text:p text:style-name="Standard">150 <text:s text:c="7"/>0 <text:s text:c="9"/>0.3643 <text:s text:c="3"/></text:p>
      <text:p text:style-name="Standard">160 <text:s text:c="7"/>0 <text:s text:c="9"/>0.36416 <text:s text:c="2"/></text:p>
      <text:p text:style-name="Standard">170 <text:s text:c="7"/>0 <text:s text:c="9"/>0.364 <text:s text:c="4"/></text:p>
      <text:p text:style-name="Standard">180 <text:s text:c="7"/>0 <text:s text:c="9"/>0.36383 <text:s text:c="2"/></text:p>
      <text:p text:style-name="Standard">190 <text:s text:c="7"/>0 <text:s text:c="9"/>0.36364 <text:s text:c="2"/></text:p>
      <text:p text:style-name="Standard">200 <text:s text:c="7"/>0 <text:s text:c="9"/>0.36343 <text:s text:c="2"/></text:p>
      <text:p text:style-name="Standard">210 <text:s text:c="7"/>0 <text:s text:c="9"/>0.36319 <text:s text:c="2"/></text:p>
      <text:p text:style-name="Standard">220 <text:s text:c="7"/>0 <text:s text:c="9"/>0.36293 <text:s text:c="2"/></text:p>
      <text:p text:style-name="Standard">230 <text:s text:c="7"/>0 <text:s text:c="9"/>0.36264 <text:s text:c="2"/></text:p>
      <text:p text:style-name="Standard">240 <text:s text:c="7"/>0 <text:s text:c="9"/>0.36231 <text:s text:c="2"/></text:p>
      <text:p text:style-name="Standard">250 <text:s text:c="7"/>0 <text:s text:c="9"/>0.36193 <text:s text:c="2"/></text:p>
      <text:p text:style-name="Standard">260 <text:s text:c="7"/>0 <text:s text:c="9"/>0.36151 <text:s text:c="2"/></text:p>
      <text:p text:style-name="Standard">270 <text:s text:c="7"/>0 <text:s text:c="9"/>0.36103 <text:s text:c="2"/></text:p>
      <text:p text:style-name="Standard">280 <text:s text:c="7"/>0 <text:s text:c="9"/>0.36049 <text:s text:c="2"/></text:p>
      <text:p text:style-name="Standard">290 <text:s text:c="7"/>0 <text:s text:c="9"/>0.35987 <text:s text:c="2"/></text:p>
      <text:p text:style-name="Standard">300 <text:s text:c="7"/>0 <text:s text:c="9"/>0.35917 <text:s text:c="2"/></text:p>
      <text:p text:style-name="Standard"><text:soft-page-break/>310 <text:s text:c="7"/>0 <text:s text:c="9"/>0.35837 <text:s text:c="2"/></text:p>
      <text:p text:style-name="Standard">320 <text:s text:c="7"/>0 <text:s text:c="9"/>0.35746 <text:s text:c="2"/></text:p>
      <text:p text:style-name="Standard">330 <text:s text:c="7"/>0 <text:s text:c="9"/>0.35643 <text:s text:c="2"/></text:p>
      <text:p text:style-name="Standard">340 <text:s text:c="7"/>0 <text:s text:c="9"/>0.35528 <text:s text:c="2"/></text:p>
      <text:p text:style-name="Standard">350 <text:s text:c="7"/>0 <text:s text:c="9"/>0.35399 <text:s text:c="2"/></text:p>
      <text:p text:style-name="Standard">360 <text:s text:c="7"/>0 <text:s text:c="9"/>0.35257 <text:s text:c="2"/></text:p>
      <text:p text:style-name="Standard">370 <text:s text:c="7"/>0 <text:s text:c="9"/>0.35102 <text:s text:c="2"/></text:p>
      <text:p text:style-name="Standard">380 <text:s text:c="7"/>0 <text:s text:c="9"/>0.34937 <text:s text:c="2"/></text:p>
      <text:p text:style-name="Standard">390 <text:s text:c="7"/>0 <text:s text:c="9"/>0.34763 <text:s text:c="2"/></text:p>
      <text:p text:style-name="Standard"/>
      <text:p text:style-name="Standard">FINAL METRICS</text:p>
      <text:p text:style-name="Standard">training set performance</text:p>
      <text:p text:style-name="Standard">class <text:s text:c="5"/>recall <text:s text:c="4"/>precision </text:p>
      <text:p text:style-name="Standard">H <text:s text:c="9"/>0.6919 <text:s text:c="4"/>0.517 <text:s text:c="4"/></text:p>
      <text:p text:style-name="Standard">E <text:s text:c="9"/>0.6269 <text:s text:c="4"/>0.3198 <text:s text:c="3"/></text:p>
      <text:p text:style-name="Standard">C <text:s text:c="9"/>0.1371 <text:s text:c="4"/>0.6529 <text:s text:c="3"/></text:p>
      <text:p text:style-name="Standard">label count fraction</text:p>
      <text:p text:style-name="Standard">H 201209 0.3585334996436208</text:p>
      <text:p text:style-name="Standard">E 123591 0.2202263007840342</text:p>
      <text:p text:style-name="Standard">C 236400 0.421240199572345</text:p>
      <text:p text:style-name="Standard"/>
      <text:p text:style-name="Standard">runfile('/home/allen/projects/ssp/CNNoneLength.py', current_namespace=True)</text:p>
      <text:p text:style-name="Standard">DATA SET </text:p>
      <text:p text:style-name="Standard">DATA <text:s text:c="16"/>ENTRIES <text:s text:c="8"/>CHANNELS <text:s text:c="7"/>LENGTH <text:s text:c="8"/></text:p>
      <text:p text:style-name="Standard">training data <text:s text:c="7"/>2806 <text:s text:c="11"/>20 <text:s text:c="13"/>200 <text:s text:c="11"/></text:p>
      <text:p text:style-name="Standard">training labels <text:s text:c="5"/>2806 <text:s text:c="11"/>3 <text:s text:c="14"/>200 <text:s text:c="11"/></text:p>
      <text:p text:style-name="Standard">test data <text:s text:c="11"/>359 <text:s text:c="12"/>20 <text:s text:c="13"/>200 <text:s text:c="11"/></text:p>
      <text:p text:style-name="Standard">test labels <text:s text:c="9"/>359 <text:s text:c="12"/>3 <text:s text:c="14"/>200 <text:s text:c="11"/></text:p>
      <text:p text:style-name="Standard">number of batches: 1</text:p>
      <text:p text:style-name="Standard">size of batches: 2806</text:p>
      <text:p text:style-name="Standard"/>
      <text:p text:style-name="Standard">MODEL </text:p>
      <text:p text:style-name="Standard">MODULES <text:s text:c="13"/>PARAMETERS <text:s text:c="9"/></text:p>
      <text:p text:style-name="Standard">layer1.weight <text:s text:c="7"/>2420 <text:s text:c="15"/></text:p>
      <text:p text:style-name="Standard">layer1.bias <text:s text:c="9"/>11 <text:s text:c="17"/></text:p>
      <text:p text:style-name="Standard">layer2.weight <text:s text:c="7"/>1331 <text:s text:c="15"/></text:p>
      <text:p text:style-name="Standard">layer2.bias <text:s text:c="9"/>11 <text:s text:c="17"/></text:p>
      <text:p text:style-name="Standard">layer3.weight <text:s text:c="7"/>363 <text:s text:c="16"/></text:p>
      <text:p text:style-name="Standard">layer3.bias <text:s text:c="9"/>3 <text:s text:c="18"/></text:p>
      <text:p text:style-name="Standard">TOTAL <text:s text:c="15"/>4139 <text:s text:c="15"/></text:p>
      <text:p text:style-name="Standard"/>
      <text:p text:style-name="Standard">OPTIMIZATION</text:p>
      <text:p text:style-name="Standard">epoch <text:s text:c="5"/>batch <text:s text:c="5"/>loss-train loss-test </text:p>
      <text:p text:style-name="Standard">0 <text:s text:c="9"/>0 <text:s text:c="9"/>0.34586 <text:s text:c="2"/></text:p>
      <text:p text:style-name="Standard">10 <text:s text:c="8"/>0 <text:s text:c="9"/>0.34409 <text:s text:c="2"/></text:p>
      <text:p text:style-name="Standard">20 <text:s text:c="8"/>0 <text:s text:c="9"/>0.34238 <text:s text:c="2"/></text:p>
      <text:p text:style-name="Standard">30 <text:s text:c="8"/>0 <text:s text:c="9"/>0.34076 <text:s text:c="2"/></text:p>
      <text:p text:style-name="Standard">40 <text:s text:c="8"/>0 <text:s text:c="9"/>0.33926 <text:s text:c="2"/></text:p>
      <text:p text:style-name="Standard">50 <text:s text:c="8"/>0 <text:s text:c="9"/>0.3379 <text:s text:c="3"/></text:p>
      <text:p text:style-name="Standard"><text:soft-page-break/>60 <text:s text:c="8"/>0 <text:s text:c="9"/>0.33667 <text:s text:c="2"/></text:p>
      <text:p text:style-name="Standard">70 <text:s text:c="8"/>0 <text:s text:c="9"/>0.33557 <text:s text:c="2"/></text:p>
      <text:p text:style-name="Standard">80 <text:s text:c="8"/>0 <text:s text:c="9"/>0.33459 <text:s text:c="2"/></text:p>
      <text:p text:style-name="Standard">90 <text:s text:c="8"/>0 <text:s text:c="9"/>0.3337 <text:s text:c="3"/></text:p>
      <text:p text:style-name="Standard">100 <text:s text:c="7"/>0 <text:s text:c="9"/>0.33288 <text:s text:c="2"/></text:p>
      <text:p text:style-name="Standard">110 <text:s text:c="7"/>0 <text:s text:c="9"/>0.33211 <text:s text:c="2"/></text:p>
      <text:p text:style-name="Standard">120 <text:s text:c="7"/>0 <text:s text:c="9"/>0.33137 <text:s text:c="2"/></text:p>
      <text:p text:style-name="Standard">130 <text:s text:c="7"/>0 <text:s text:c="9"/>0.33066 <text:s text:c="2"/></text:p>
      <text:p text:style-name="Standard">140 <text:s text:c="7"/>0 <text:s text:c="9"/>0.32996 <text:s text:c="2"/></text:p>
      <text:p text:style-name="Standard">150 <text:s text:c="7"/>0 <text:s text:c="9"/>0.32927 <text:s text:c="2"/></text:p>
      <text:p text:style-name="Standard">160 <text:s text:c="7"/>0 <text:s text:c="9"/>0.32857 <text:s text:c="2"/></text:p>
      <text:p text:style-name="Standard">170 <text:s text:c="7"/>0 <text:s text:c="9"/>0.32786 <text:s text:c="2"/></text:p>
      <text:p text:style-name="Standard">180 <text:s text:c="7"/>0 <text:s text:c="9"/>0.32714 <text:s text:c="2"/></text:p>
      <text:p text:style-name="Standard">190 <text:s text:c="7"/>0 <text:s text:c="9"/>0.3264 <text:s text:c="3"/></text:p>
      <text:p text:style-name="Standard">200 <text:s text:c="7"/>0 <text:s text:c="9"/>0.32563 <text:s text:c="2"/></text:p>
      <text:p text:style-name="Standard">210 <text:s text:c="7"/>0 <text:s text:c="9"/>0.32484 <text:s text:c="2"/></text:p>
      <text:p text:style-name="Standard">220 <text:s text:c="7"/>0 <text:s text:c="9"/>0.32402 <text:s text:c="2"/></text:p>
      <text:p text:style-name="Standard">230 <text:s text:c="7"/>0 <text:s text:c="9"/>0.32317 <text:s text:c="2"/></text:p>
      <text:p text:style-name="Standard">240 <text:s text:c="7"/>0 <text:s text:c="9"/>0.32229 <text:s text:c="2"/></text:p>
      <text:p text:style-name="Standard">250 <text:s text:c="7"/>0 <text:s text:c="9"/>0.32137 <text:s text:c="2"/></text:p>
      <text:p text:style-name="Standard">260 <text:s text:c="7"/>0 <text:s text:c="9"/>0.32043 <text:s text:c="2"/></text:p>
      <text:p text:style-name="Standard">270 <text:s text:c="7"/>0 <text:s text:c="9"/>0.31945 <text:s text:c="2"/></text:p>
      <text:p text:style-name="Standard">280 <text:s text:c="7"/>0 <text:s text:c="9"/>0.31844 <text:s text:c="2"/></text:p>
      <text:p text:style-name="Standard">290 <text:s text:c="7"/>0 <text:s text:c="9"/>0.3174 <text:s text:c="3"/></text:p>
      <text:p text:style-name="Standard">300 <text:s text:c="7"/>0 <text:s text:c="9"/>0.31634 <text:s text:c="2"/></text:p>
      <text:p text:style-name="Standard">310 <text:s text:c="7"/>0 <text:s text:c="9"/>0.31526 <text:s text:c="2"/></text:p>
      <text:p text:style-name="Standard">320 <text:s text:c="7"/>0 <text:s text:c="9"/>0.31416 <text:s text:c="2"/></text:p>
      <text:p text:style-name="Standard">330 <text:s text:c="7"/>0 <text:s text:c="9"/>0.31306 <text:s text:c="2"/></text:p>
      <text:p text:style-name="Standard">340 <text:s text:c="7"/>0 <text:s text:c="9"/>0.31195 <text:s text:c="2"/></text:p>
      <text:p text:style-name="Standard">350 <text:s text:c="7"/>0 <text:s text:c="9"/>0.31085 <text:s text:c="2"/></text:p>
      <text:p text:style-name="Standard">360 <text:s text:c="7"/>0 <text:s text:c="9"/>0.30976 <text:s text:c="2"/></text:p>
      <text:p text:style-name="Standard">370 <text:s text:c="7"/>0 <text:s text:c="9"/>0.30869 <text:s text:c="2"/></text:p>
      <text:p text:style-name="Standard">380 <text:s text:c="7"/>0 <text:s text:c="9"/>0.30764 <text:s text:c="2"/></text:p>
      <text:p text:style-name="Standard">390 <text:s text:c="7"/>0 <text:s text:c="9"/>0.30662 <text:s text:c="2"/></text:p>
      <text:p text:style-name="Standard"/>
      <text:p text:style-name="Standard">FINAL METRICS</text:p>
      <text:p text:style-name="Standard">training set performance</text:p>
      <text:p text:style-name="Standard">class <text:s text:c="5"/>recall <text:s text:c="4"/>precision </text:p>
      <text:p text:style-name="Standard">H <text:s text:c="9"/>0.6328 <text:s text:c="4"/>0.6076 <text:s text:c="3"/></text:p>
      <text:p text:style-name="Standard">E <text:s text:c="9"/>0.5477 <text:s text:c="4"/>0.4277 <text:s text:c="3"/></text:p>
      <text:p text:style-name="Standard">C <text:s text:c="9"/>0.5512 <text:s text:c="4"/>0.6738 <text:s text:c="3"/></text:p>
      <text:p text:style-name="Standard">label count fraction</text:p>
      <text:p text:style-name="Standard">H 201209 0.3585334996436208</text:p>
      <text:p text:style-name="Standard">E 123591 0.2202263007840342</text:p>
      <text:p text:style-name="Standard">C 236400 0.421240199572345</text:p>
      <text:p text:style-name="Standard"/>
      <text:p text:style-name="Standard">runfile('/home/allen/projects/ssp/CNNoneLength.py', current_namespace=True)</text:p>
      <text:p text:style-name="Standard">DATA SET </text:p>
      <text:p text:style-name="Standard">DATA <text:s text:c="16"/>ENTRIES <text:s text:c="8"/>CHANNELS <text:s text:c="7"/>LENGTH <text:s text:c="8"/></text:p>
      <text:p text:style-name="Standard"><text:soft-page-break/>training data <text:s text:c="7"/>2806 <text:s text:c="11"/>20 <text:s text:c="13"/>200 <text:s text:c="11"/></text:p>
      <text:p text:style-name="Standard">training labels <text:s text:c="5"/>2806 <text:s text:c="11"/>3 <text:s text:c="14"/>200 <text:s text:c="11"/></text:p>
      <text:p text:style-name="Standard">test data <text:s text:c="11"/>359 <text:s text:c="12"/>20 <text:s text:c="13"/>200 <text:s text:c="11"/></text:p>
      <text:p text:style-name="Standard">test labels <text:s text:c="9"/>359 <text:s text:c="12"/>3 <text:s text:c="14"/>200 <text:s text:c="11"/></text:p>
      <text:p text:style-name="Standard">number of batches: 1</text:p>
      <text:p text:style-name="Standard">size of batches: 2806</text:p>
      <text:p text:style-name="Standard"/>
      <text:p text:style-name="Standard">MODEL </text:p>
      <text:p text:style-name="Standard">MODULES <text:s text:c="13"/>PARAMETERS <text:s text:c="9"/></text:p>
      <text:p text:style-name="Standard">layer1.weight <text:s text:c="7"/>2420 <text:s text:c="15"/></text:p>
      <text:p text:style-name="Standard">layer1.bias <text:s text:c="9"/>11 <text:s text:c="17"/></text:p>
      <text:p text:style-name="Standard">layer2.weight <text:s text:c="7"/>1331 <text:s text:c="15"/></text:p>
      <text:p text:style-name="Standard">layer2.bias <text:s text:c="9"/>11 <text:s text:c="17"/></text:p>
      <text:p text:style-name="Standard">layer3.weight <text:s text:c="7"/>363 <text:s text:c="16"/></text:p>
      <text:p text:style-name="Standard">layer3.bias <text:s text:c="9"/>3 <text:s text:c="18"/></text:p>
      <text:p text:style-name="Standard">TOTAL <text:s text:c="15"/>4139 <text:s text:c="15"/></text:p>
      <text:p text:style-name="Standard"/>
      <text:p text:style-name="Standard">OPTIMIZATION</text:p>
      <text:p text:style-name="Standard">epoch <text:s text:c="5"/>batch <text:s text:c="5"/>loss-train loss-test </text:p>
      <text:p text:style-name="Standard">0 <text:s text:c="9"/>0 <text:s text:c="9"/>0.30563 <text:s text:c="2"/></text:p>
      <text:p text:style-name="Standard">10 <text:s text:c="8"/>0 <text:s text:c="9"/>0.30467 <text:s text:c="2"/></text:p>
      <text:p text:style-name="Standard">20 <text:s text:c="8"/>0 <text:s text:c="9"/>0.30375 <text:s text:c="2"/></text:p>
      <text:p text:style-name="Standard">30 <text:s text:c="8"/>0 <text:s text:c="9"/>0.30286 <text:s text:c="2"/></text:p>
      <text:p text:style-name="Standard">40 <text:s text:c="8"/>0 <text:s text:c="9"/>0.30201 <text:s text:c="2"/></text:p>
      <text:p text:style-name="Standard">50 <text:s text:c="8"/>0 <text:s text:c="9"/>0.3012 <text:s text:c="3"/></text:p>
      <text:p text:style-name="Standard">60 <text:s text:c="8"/>0 <text:s text:c="9"/>0.30042 <text:s text:c="2"/></text:p>
      <text:p text:style-name="Standard">70 <text:s text:c="8"/>0 <text:s text:c="9"/>0.29968 <text:s text:c="2"/></text:p>
      <text:p text:style-name="Standard">80 <text:s text:c="8"/>0 <text:s text:c="9"/>0.29896 <text:s text:c="2"/></text:p>
      <text:p text:style-name="Standard">90 <text:s text:c="8"/>0 <text:s text:c="9"/>0.29828 <text:s text:c="2"/></text:p>
      <text:p text:style-name="Standard">100 <text:s text:c="7"/>0 <text:s text:c="9"/>0.29763 <text:s text:c="2"/></text:p>
      <text:p text:style-name="Standard">110 <text:s text:c="7"/>0 <text:s text:c="9"/>0.29701 <text:s text:c="2"/></text:p>
      <text:p text:style-name="Standard">120 <text:s text:c="7"/>0 <text:s text:c="9"/>0.29642 <text:s text:c="2"/></text:p>
      <text:p text:style-name="Standard">130 <text:s text:c="7"/>0 <text:s text:c="9"/>0.29585 <text:s text:c="2"/></text:p>
      <text:p text:style-name="Standard">140 <text:s text:c="7"/>0 <text:s text:c="9"/>0.29531 <text:s text:c="2"/></text:p>
      <text:p text:style-name="Standard">150 <text:s text:c="7"/>0 <text:s text:c="9"/>0.29479 <text:s text:c="2"/></text:p>
      <text:p text:style-name="Standard">160 <text:s text:c="7"/>0 <text:s text:c="9"/>0.2943 <text:s text:c="3"/></text:p>
      <text:p text:style-name="Standard">170 <text:s text:c="7"/>0 <text:s text:c="9"/>0.29383 <text:s text:c="2"/></text:p>
      <text:p text:style-name="Standard">180 <text:s text:c="7"/>0 <text:s text:c="9"/>0.29338 <text:s text:c="2"/></text:p>
      <text:p text:style-name="Standard">190 <text:s text:c="7"/>0 <text:s text:c="9"/>0.29296 <text:s text:c="2"/></text:p>
      <text:p text:style-name="Standard">200 <text:s text:c="7"/>0 <text:s text:c="9"/>0.29255 <text:s text:c="2"/></text:p>
      <text:p text:style-name="Standard">210 <text:s text:c="7"/>0 <text:s text:c="9"/>0.29217 <text:s text:c="2"/></text:p>
      <text:p text:style-name="Standard">220 <text:s text:c="7"/>0 <text:s text:c="9"/>0.29181 <text:s text:c="2"/></text:p>
      <text:p text:style-name="Standard">230 <text:s text:c="7"/>0 <text:s text:c="9"/>0.29146 <text:s text:c="2"/></text:p>
      <text:p text:style-name="Standard">240 <text:s text:c="7"/>0 <text:s text:c="9"/>0.29114 <text:s text:c="2"/></text:p>
      <text:p text:style-name="Standard">250 <text:s text:c="7"/>0 <text:s text:c="9"/>0.29083 <text:s text:c="2"/></text:p>
      <text:p text:style-name="Standard">260 <text:s text:c="7"/>0 <text:s text:c="9"/>0.29054 <text:s text:c="2"/></text:p>
      <text:p text:style-name="Standard">270 <text:s text:c="7"/>0 <text:s text:c="9"/>0.29026 <text:s text:c="2"/></text:p>
      <text:p text:style-name="Standard">280 <text:s text:c="7"/>0 <text:s text:c="9"/>0.29 <text:s text:c="5"/></text:p>
      <text:p text:style-name="Standard">290 <text:s text:c="7"/>0 <text:s text:c="9"/>0.28976 <text:s text:c="2"/></text:p>
      <text:p text:style-name="Standard"><text:soft-page-break/>300 <text:s text:c="7"/>0 <text:s text:c="9"/>0.28952 <text:s text:c="2"/></text:p>
      <text:p text:style-name="Standard">310 <text:s text:c="7"/>0 <text:s text:c="9"/>0.2893 <text:s text:c="3"/></text:p>
      <text:p text:style-name="Standard">320 <text:s text:c="7"/>0 <text:s text:c="9"/>0.28909 <text:s text:c="2"/></text:p>
      <text:p text:style-name="Standard">330 <text:s text:c="7"/>0 <text:s text:c="9"/>0.28889 <text:s text:c="2"/></text:p>
      <text:p text:style-name="Standard">340 <text:s text:c="7"/>0 <text:s text:c="9"/>0.2887 <text:s text:c="3"/></text:p>
      <text:p text:style-name="Standard">350 <text:s text:c="7"/>0 <text:s text:c="9"/>0.28852 <text:s text:c="2"/></text:p>
      <text:p text:style-name="Standard">360 <text:s text:c="7"/>0 <text:s text:c="9"/>0.28835 <text:s text:c="2"/></text:p>
      <text:p text:style-name="Standard">370 <text:s text:c="7"/>0 <text:s text:c="9"/>0.28819 <text:s text:c="2"/></text:p>
      <text:p text:style-name="Standard">380 <text:s text:c="7"/>0 <text:s text:c="9"/>0.28803 <text:s text:c="2"/></text:p>
      <text:p text:style-name="Standard">390 <text:s text:c="7"/>0 <text:s text:c="9"/>0.28788 <text:s text:c="2"/></text:p>
      <text:p text:style-name="Standard"/>
      <text:p text:style-name="Standard">FINAL METRICS</text:p>
      <text:p text:style-name="Standard">training set performance</text:p>
      <text:p text:style-name="Standard">class <text:s text:c="5"/>recall <text:s text:c="4"/>precision </text:p>
      <text:p text:style-name="Standard">H <text:s text:c="9"/>0.6042 <text:s text:c="4"/>0.6315 <text:s text:c="3"/></text:p>
      <text:p text:style-name="Standard">E <text:s text:c="9"/>0.6137 <text:s text:c="4"/>0.4635 <text:s text:c="3"/></text:p>
      <text:p text:style-name="Standard">C <text:s text:c="9"/>0.6032 <text:s text:c="4"/>0.6954 <text:s text:c="3"/></text:p>
      <text:p text:style-name="Standard">label count fraction</text:p>
      <text:p text:style-name="Standard">H 201209 0.3585334996436208</text:p>
      <text:p text:style-name="Standard">E 123591 0.2202263007840342</text:p>
      <text:p text:style-name="Standard">C 236400 0.421240199572345</text:p>
      <text:p text:style-name="Standard"/>
      <text:p text:style-name="Standard">runfile('/home/allen/projects/ssp/CNNoneLength.py', current_namespace=True)</text:p>
      <text:p text:style-name="Standard">DATA SET </text:p>
      <text:p text:style-name="Standard">DATA <text:s text:c="16"/>ENTRIES <text:s text:c="8"/>CHANNELS <text:s text:c="7"/>LENGTH <text:s text:c="8"/></text:p>
      <text:p text:style-name="Standard">training data <text:s text:c="7"/>2806 <text:s text:c="11"/>20 <text:s text:c="13"/>200 <text:s text:c="11"/></text:p>
      <text:p text:style-name="Standard">training labels <text:s text:c="5"/>2806 <text:s text:c="11"/>3 <text:s text:c="14"/>200 <text:s text:c="11"/></text:p>
      <text:p text:style-name="Standard">test data <text:s text:c="11"/>359 <text:s text:c="12"/>20 <text:s text:c="13"/>200 <text:s text:c="11"/></text:p>
      <text:p text:style-name="Standard">test labels <text:s text:c="9"/>359 <text:s text:c="12"/>3 <text:s text:c="14"/>200 <text:s text:c="11"/></text:p>
      <text:p text:style-name="Standard">number of batches: 1</text:p>
      <text:p text:style-name="Standard">size of batches: 2806</text:p>
      <text:p text:style-name="Standard"/>
      <text:p text:style-name="Standard">MODEL </text:p>
      <text:p text:style-name="Standard">MODULES <text:s text:c="13"/>PARAMETERS <text:s text:c="9"/></text:p>
      <text:p text:style-name="Standard">layer1.weight <text:s text:c="7"/>2420 <text:s text:c="15"/></text:p>
      <text:p text:style-name="Standard">layer1.bias <text:s text:c="9"/>11 <text:s text:c="17"/></text:p>
      <text:p text:style-name="Standard">layer2.weight <text:s text:c="7"/>1331 <text:s text:c="15"/></text:p>
      <text:p text:style-name="Standard">layer2.bias <text:s text:c="9"/>11 <text:s text:c="17"/></text:p>
      <text:p text:style-name="Standard">layer3.weight <text:s text:c="7"/>363 <text:s text:c="16"/></text:p>
      <text:p text:style-name="Standard">layer3.bias <text:s text:c="9"/>3 <text:s text:c="18"/></text:p>
      <text:p text:style-name="Standard">TOTAL <text:s text:c="15"/>4139 <text:s text:c="15"/></text:p>
      <text:p text:style-name="Standard"/>
      <text:p text:style-name="Standard">OPTIMIZATION</text:p>
      <text:p text:style-name="Standard">epoch <text:s text:c="5"/>batch <text:s text:c="5"/>loss-train loss-test </text:p>
      <text:p text:style-name="Standard">0 <text:s text:c="9"/>0 <text:s text:c="9"/>0.28773 <text:s text:c="2"/></text:p>
      <text:p text:style-name="Standard">10 <text:s text:c="8"/>0 <text:s text:c="9"/>0.28759 <text:s text:c="2"/></text:p>
      <text:p text:style-name="Standard">20 <text:s text:c="8"/>0 <text:s text:c="9"/>0.28746 <text:s text:c="2"/></text:p>
      <text:p text:style-name="Standard">30 <text:s text:c="8"/>0 <text:s text:c="9"/>0.28733 <text:s text:c="2"/></text:p>
      <text:p text:style-name="Standard">40 <text:s text:c="8"/>0 <text:s text:c="9"/>0.2872 <text:s text:c="3"/></text:p>
      <text:p text:style-name="Standard"><text:soft-page-break/>50 <text:s text:c="8"/>0 <text:s text:c="9"/>0.28708 <text:s text:c="2"/></text:p>
      <text:p text:style-name="Standard">60 <text:s text:c="8"/>0 <text:s text:c="9"/>0.28696 <text:s text:c="2"/></text:p>
      <text:p text:style-name="Standard">70 <text:s text:c="8"/>0 <text:s text:c="9"/>0.28684 <text:s text:c="2"/></text:p>
      <text:p text:style-name="Standard">80 <text:s text:c="8"/>0 <text:s text:c="9"/>0.28673 <text:s text:c="2"/></text:p>
      <text:p text:style-name="Standard">90 <text:s text:c="8"/>0 <text:s text:c="9"/>0.28662 <text:s text:c="2"/></text:p>
      <text:p text:style-name="Standard">100 <text:s text:c="7"/>0 <text:s text:c="9"/>0.28651 <text:s text:c="2"/></text:p>
      <text:p text:style-name="Standard">110 <text:s text:c="7"/>0 <text:s text:c="9"/>0.2864 <text:s text:c="3"/></text:p>
      <text:p text:style-name="Standard">120 <text:s text:c="7"/>0 <text:s text:c="9"/>0.2863 <text:s text:c="3"/></text:p>
      <text:p text:style-name="Standard">130 <text:s text:c="7"/>0 <text:s text:c="9"/>0.2862 <text:s text:c="3"/></text:p>
      <text:p text:style-name="Standard">140 <text:s text:c="7"/>0 <text:s text:c="9"/>0.28609 <text:s text:c="2"/></text:p>
      <text:p text:style-name="Standard">150 <text:s text:c="7"/>0 <text:s text:c="9"/>0.28599 <text:s text:c="2"/></text:p>
      <text:p text:style-name="Standard">160 <text:s text:c="7"/>0 <text:s text:c="9"/>0.28589 <text:s text:c="2"/></text:p>
      <text:p text:style-name="Standard">170 <text:s text:c="7"/>0 <text:s text:c="9"/>0.2858 <text:s text:c="3"/></text:p>
      <text:p text:style-name="Standard">180 <text:s text:c="7"/>0 <text:s text:c="9"/>0.2857 <text:s text:c="3"/></text:p>
      <text:p text:style-name="Standard">190 <text:s text:c="7"/>0 <text:s text:c="9"/>0.2856 <text:s text:c="3"/></text:p>
      <text:p text:style-name="Standard">200 <text:s text:c="7"/>0 <text:s text:c="9"/>0.28551 <text:s text:c="2"/></text:p>
      <text:p text:style-name="Standard">210 <text:s text:c="7"/>0 <text:s text:c="9"/>0.28541 <text:s text:c="2"/></text:p>
      <text:p text:style-name="Standard">220 <text:s text:c="7"/>0 <text:s text:c="9"/>0.28532 <text:s text:c="2"/></text:p>
      <text:p text:style-name="Standard">230 <text:s text:c="7"/>0 <text:s text:c="9"/>0.28522 <text:s text:c="2"/></text:p>
      <text:p text:style-name="Standard">240 <text:s text:c="7"/>0 <text:s text:c="9"/>0.28512 <text:s text:c="2"/></text:p>
      <text:p text:style-name="Standard">250 <text:s text:c="7"/>0 <text:s text:c="9"/>0.28503 <text:s text:c="2"/></text:p>
      <text:p text:style-name="Standard">260 <text:s text:c="7"/>0 <text:s text:c="9"/>0.28493 <text:s text:c="2"/></text:p>
      <text:p text:style-name="Standard">270 <text:s text:c="7"/>0 <text:s text:c="9"/>0.28484 <text:s text:c="2"/></text:p>
      <text:p text:style-name="Standard">280 <text:s text:c="7"/>0 <text:s text:c="9"/>0.28474 <text:s text:c="2"/></text:p>
      <text:p text:style-name="Standard">290 <text:s text:c="7"/>0 <text:s text:c="9"/>0.28465 <text:s text:c="2"/></text:p>
      <text:p text:style-name="Standard">300 <text:s text:c="7"/>0 <text:s text:c="9"/>0.28455 <text:s text:c="2"/></text:p>
      <text:p text:style-name="Standard">310 <text:s text:c="7"/>0 <text:s text:c="9"/>0.28445 <text:s text:c="2"/></text:p>
      <text:p text:style-name="Standard">320 <text:s text:c="7"/>0 <text:s text:c="9"/>0.28436 <text:s text:c="2"/></text:p>
      <text:p text:style-name="Standard">330 <text:s text:c="7"/>0 <text:s text:c="9"/>0.28426 <text:s text:c="2"/></text:p>
      <text:p text:style-name="Standard">340 <text:s text:c="7"/>0 <text:s text:c="9"/>0.28416 <text:s text:c="2"/></text:p>
      <text:p text:style-name="Standard">350 <text:s text:c="7"/>0 <text:s text:c="9"/>0.28406 <text:s text:c="2"/></text:p>
      <text:p text:style-name="Standard">360 <text:s text:c="7"/>0 <text:s text:c="9"/>0.28396 <text:s text:c="2"/></text:p>
      <text:p text:style-name="Standard">370 <text:s text:c="7"/>0 <text:s text:c="9"/>0.28386 <text:s text:c="2"/></text:p>
      <text:p text:style-name="Standard">380 <text:s text:c="7"/>0 <text:s text:c="9"/>0.28376 <text:s text:c="2"/></text:p>
      <text:p text:style-name="Standard">390 <text:s text:c="7"/>0 <text:s text:c="9"/>0.28365 <text:s text:c="2"/></text:p>
      <text:p text:style-name="Standard"/>
      <text:p text:style-name="Standard">FINAL METRICS</text:p>
      <text:p text:style-name="Standard">training set performance</text:p>
      <text:p text:style-name="Standard">class <text:s text:c="5"/>recall <text:s text:c="4"/>precision </text:p>
      <text:p text:style-name="Standard">H <text:s text:c="9"/>0.6118 <text:s text:c="4"/>0.6384 <text:s text:c="3"/></text:p>
      <text:p text:style-name="Standard">E <text:s text:c="9"/>0.6237 <text:s text:c="4"/>0.4731 <text:s text:c="3"/></text:p>
      <text:p text:style-name="Standard">C <text:s text:c="9"/>0.6086 <text:s text:c="4"/>0.7004 <text:s text:c="3"/></text:p>
      <text:p text:style-name="Standard">label count fraction</text:p>
      <text:p text:style-name="Standard">H 201209 0.3585334996436208</text:p>
      <text:p text:style-name="Standard">E 123591 0.2202263007840342</text:p>
      <text:p text:style-name="Standard">C 236400 0.421240199572345</text:p>
      <text:p text:style-name="Standard"/>
      <text:p text:style-name="Standard">torch.save(model,'CNNonelength_20250908A_model.pth')</text:p>
      <text:p text:style-name="Standard">Traceback (most recent call last):</text:p>
      <text:p text:style-name="Standard"><text:soft-page-break/></text:p>
      <text:p text:style-name="Standard"><text:s text:c="2"/>Cell In[23], line 1</text:p>
      <text:p text:style-name="Standard"><text:s text:c="4"/>torch.save(model,'CNNonelength_20250908A_model.pth')</text:p>
      <text:p text:style-name="Standard"/>
      <text:p text:style-name="Standard"><text:s text:c="2"/>File ~/anaconda3/lib/python3.12/site-packages/torch/serialization.py:944 in save</text:p>
      <text:p text:style-name="Standard"><text:s text:c="4"/>_save(</text:p>
      <text:p text:style-name="Standard"/>
      <text:p text:style-name="Standard"><text:s text:c="2"/>File ~/anaconda3/lib/python3.12/site-packages/torch/serialization.py:1190 in _save</text:p>
      <text:p text:style-name="Standard"><text:s text:c="4"/>pickler.dump(obj)</text:p>
      <text:p text:style-name="Standard"/>
      <text:p text:style-name="Standard">PicklingError: Can't pickle &lt;class '__main__.cnnModel'&gt;: it's not the same object as __main__.cnnModel</text:p>
      <text:p text:style-name="Standard"/>
      <text:p text:style-name="Standard"/>
      <text:p text:style-name="Standard">model</text:p>
      <text:p text:style-name="Standard">Out[24]: </text:p>
      <text:p text:style-name="Standard">cnnModel(</text:p>
      <text:p text:style-name="Standard"><text:s text:c="2"/>(layer1): Conv1d(20, 11, kernel_size=(11,), stride=(1,), padding=same)</text:p>
      <text:p text:style-name="Standard"><text:s text:c="2"/>(relu1): ReLU()</text:p>
      <text:p text:style-name="Standard"><text:s text:c="2"/>(layer2): Conv1d(11, 11, kernel_size=(11,), stride=(1,), padding=same)</text:p>
      <text:p text:style-name="Standard"><text:s text:c="2"/>(relu2): ReLU()</text:p>
      <text:p text:style-name="Standard"><text:s text:c="2"/>(layer3): Conv1d(11, 3, kernel_size=(11,), stride=(1,), padding=same)</text:p>
      <text:p text:style-name="Standard"><text:s text:c="2"/>(softMax3): Softmax(dim=1)</text:p>
      <text:p text:style-name="Standard">)</text:p>
      <text:p text:style-name="Standard"/>
      <text:p text:style-name="Standard">model.state_dict()</text:p>
      <text:p text:style-name="Standard">Out[25]: </text:p>
      <text:p text:style-name="Standard">OrderedDict([('layer1.weight',</text:p>
      <text:p text:style-name="Standard"><text:s text:c="14"/>tensor([[[-0.0307, <text:s/>0.0684, <text:s/>0.0863, <text:s/>..., <text:s/>0.0877, -0.0104, <text:s/>0.0784],</text:p>
      <text:p text:style-name="Standard"><text:s text:c="23"/>[ 0.0070, -0.0534, <text:s/>0.0096, <text:s/>..., <text:s/>0.0822, <text:s/>0.0555, <text:s/>0.0299],</text:p>
      <text:p text:style-name="Standard"><text:s text:c="23"/>[ 0.0419, -0.0404, -0.0285, <text:s/>..., -0.0059, <text:s/>0.0137, -0.0369],</text:p>
      <text:p text:style-name="Standard"><text:s text:c="23"/>...,</text:p>
      <text:p text:style-name="Standard"><text:s text:c="23"/>[-0.0018, -0.0437, <text:s/>0.0254, <text:s/>..., -0.0344, <text:s/>0.0120, <text:s/>0.0239],</text:p>
      <text:p text:style-name="Standard"><text:s text:c="23"/>[-0.0388, -0.0679, -0.0419, <text:s/>..., -0.0383, -0.0494, <text:s/>0.0394],</text:p>
      <text:p text:style-name="Standard"><text:s text:c="23"/>[-0.0428, -0.0334, -0.0487, <text:s/>..., <text:s/>0.0205, <text:s/>0.0223, <text:s/>0.0079]],</text:p>
      <text:p text:style-name="Standard"><text:s text:c="14"/></text:p>
      <text:p text:style-name="Standard"><text:s text:c="22"/>[[ 0.0409, -0.0214, -0.0022, <text:s/>..., -0.0377, -0.0374, <text:s/>0.0691],</text:p>
      <text:p text:style-name="Standard"><text:s text:c="23"/>[ 0.0667, <text:s/>0.0528, <text:s/>0.0053, <text:s/>..., <text:s/>0.0547, -0.0429, -0.0097],</text:p>
      <text:p text:style-name="Standard"><text:s text:c="23"/>[-0.0644, -0.0486, -0.0115, <text:s/>..., <text:s/>0.0423, <text:s/>0.0409, <text:s/>0.0268],</text:p>
      <text:p text:style-name="Standard"><text:s text:c="23"/>...,</text:p>
      <text:p text:style-name="Standard"><text:s text:c="23"/>[-0.0393, <text:s/>0.0146, -0.0217, <text:s/>..., -0.0096, -0.0491, -0.0477],</text:p>
      <text:p text:style-name="Standard"><text:s text:c="23"/>[-0.0397, -0.0369, <text:s/>0.0217, <text:s/>..., -0.0148, <text:s/>0.0372, -0.0397],</text:p>
      <text:p text:style-name="Standard"><text:s text:c="23"/>[-0.0645, <text:s/>0.0225, <text:s/>0.0012, <text:s/>..., -0.0149, -0.0259, <text:s/>0.0473]],</text:p>
      <text:p text:style-name="Standard"><text:s text:c="14"/></text:p>
      <text:p text:style-name="Standard"><text:s text:c="22"/>[[ 0.0576, <text:s/>0.0663, -0.0181, <text:s/>..., <text:s/>0.0670, <text:s/>0.0029, <text:s/>0.0360],</text:p>
      <text:p text:style-name="Standard"><text:s text:c="23"/>[-0.0563, <text:s/>0.0177, -0.0244, <text:s/>..., <text:s/>0.0117, <text:s/>0.0151, -0.0250],</text:p>
      <text:p text:style-name="Standard"><text:s text:c="23"/>[ 0.1020, <text:s/>0.0496, <text:s/>0.0852, <text:s/>..., -0.0837, <text:s/>0.0287, -0.0382],</text:p>
      <text:p text:style-name="Standard"><text:s text:c="23"/>...,</text:p>
      <text:p text:style-name="Standard"><text:s text:c="23"/>[-0.0582, -0.0184, <text:s/>0.0372, <text:s/>..., -0.0219, <text:s/>0.0744, -0.0049],</text:p>
      <text:p text:style-name="Standard"><text:soft-page-break/><text:s text:c="23"/>[-0.0052, -0.0330, <text:s/>0.0002, <text:s/>..., <text:s/>0.0297, <text:s/>0.0244, <text:s/>0.0668],</text:p>
      <text:p text:style-name="Standard"><text:s text:c="23"/>[-0.0416, -0.0575, -0.0734, <text:s/>..., <text:s/>0.0535, <text:s/>0.0639, <text:s/>0.0413]],</text:p>
      <text:p text:style-name="Standard"><text:s text:c="14"/></text:p>
      <text:p text:style-name="Standard"><text:s text:c="22"/>...,</text:p>
      <text:p text:style-name="Standard"><text:s text:c="14"/></text:p>
      <text:p text:style-name="Standard"><text:s text:c="22"/>[[ 0.0607, <text:s/>0.0707, <text:s/>0.0235, <text:s/>..., <text:s/>0.0431, <text:s/>0.0773, <text:s/>0.0144],</text:p>
      <text:p text:style-name="Standard"><text:s text:c="23"/>[ 0.0491, <text:s/>0.0126, <text:s/>0.0166, <text:s/>..., -0.0025, -0.0341, <text:s/>0.0372],</text:p>
      <text:p text:style-name="Standard"><text:s text:c="23"/>[ 0.0066, <text:s/>0.0533, -0.0233, <text:s/>..., -0.0892, -0.0706, -0.0763],</text:p>
      <text:p text:style-name="Standard"><text:s text:c="23"/>...,</text:p>
      <text:p text:style-name="Standard"><text:s text:c="23"/>[ 0.0251, -0.0594, <text:s/>0.0330, <text:s/>..., <text:s/>0.0096, <text:s/>0.0115, <text:s/>0.0505],</text:p>
      <text:p text:style-name="Standard"><text:s text:c="23"/>[ 0.0518, -0.0172, -0.0215, <text:s/>..., -0.0316, <text:s/>0.0041, <text:s/>0.0546],</text:p>
      <text:p text:style-name="Standard"><text:s text:c="23"/>[-0.0118, -0.0736, -0.0623, <text:s/>..., <text:s/>0.0556, <text:s/>0.0609, <text:s/>0.0618]],</text:p>
      <text:p text:style-name="Standard"><text:s text:c="14"/></text:p>
      <text:p text:style-name="Standard"><text:s text:c="22"/>[[ 0.0078, <text:s/>0.0505, <text:s/>0.0555, <text:s/>..., <text:s/>0.0338, <text:s/>0.0041, <text:s/>0.0114],</text:p>
      <text:p text:style-name="Standard"><text:s text:c="23"/>[-0.0227, -0.0573, <text:s/>0.0013, <text:s/>..., -0.0033, <text:s/>0.0624, <text:s/>0.0855],</text:p>
      <text:p text:style-name="Standard"><text:s text:c="23"/>[ 0.0359, -0.0513, -0.0238, <text:s/>..., -0.0258, -0.0427, <text:s/>0.0509],</text:p>
      <text:p text:style-name="Standard"><text:s text:c="23"/>...,</text:p>
      <text:p text:style-name="Standard"><text:s text:c="23"/>[ 0.0293, <text:s/>0.0674, -0.0316, <text:s/>..., -0.0204, -0.0028, <text:s/>0.0324],</text:p>
      <text:p text:style-name="Standard"><text:s text:c="23"/>[ 0.0285, -0.0128, <text:s/>0.0003, <text:s/>..., -0.0132, -0.0221, -0.0646],</text:p>
      <text:p text:style-name="Standard"><text:s text:c="23"/>[-0.0112, <text:s/>0.0301, <text:s/>0.0363, <text:s/>..., <text:s/>0.0180, <text:s/>0.0337, -0.0620]],</text:p>
      <text:p text:style-name="Standard"><text:s text:c="14"/></text:p>
      <text:p text:style-name="Standard"><text:s text:c="22"/>[[-0.0333, -0.0253, -0.0407, <text:s/>..., <text:s/>0.0276, -0.0381, <text:s/>0.0045],</text:p>
      <text:p text:style-name="Standard"><text:s text:c="23"/>[ 0.0540, <text:s/>0.0552, <text:s/>0.0429, <text:s/>..., -0.0227, <text:s/>0.0092, -0.0648],</text:p>
      <text:p text:style-name="Standard"><text:s text:c="23"/>[-0.0659, -0.0083, -0.0367, <text:s/>..., -0.0405, -0.0106, -0.0258],</text:p>
      <text:p text:style-name="Standard"><text:s text:c="23"/>...,</text:p>
      <text:p text:style-name="Standard"><text:s text:c="23"/>[ 0.0035, <text:s/>0.0373, <text:s/>0.0332, <text:s/>..., -0.0254, <text:s/>0.0473, <text:s/>0.0270],</text:p>
      <text:p text:style-name="Standard"><text:s text:c="23"/>[ 0.0566, <text:s/>0.0148, <text:s/>0.0834, <text:s/>..., <text:s/>0.0900, <text:s/>0.0006, <text:s/>0.0716],</text:p>
      <text:p text:style-name="Standard"><text:s text:c="23"/>[ 0.0617, <text:s/>0.0935, <text:s/>0.1054, <text:s/>..., <text:s/>0.0147, <text:s/>0.0685, <text:s/>0.0719]]])),</text:p>
      <text:p text:style-name="Standard"><text:s text:c="13"/>('layer1.bias',</text:p>
      <text:p text:style-name="Standard"><text:s text:c="14"/>tensor([ 0.2131, <text:s/>0.0039, <text:s/>0.0986, <text:s/>0.1258, <text:s/>0.3272, <text:s/>0.1758, <text:s/>0.1092, -0.0097,</text:p>
      <text:p text:style-name="Standard"><text:s text:c="23"/>0.1773, -0.0932, <text:s/>0.1936])),</text:p>
      <text:p text:style-name="Standard"><text:s text:c="13"/>('layer2.weight',</text:p>
      <text:p text:style-name="Standard"><text:s text:c="14"/>tensor([[[-0.0907, -0.0452, <text:s/>0.0249, <text:s/>..., -0.0775, <text:s/>0.0310, <text:s/>0.0873],</text:p>
      <text:p text:style-name="Standard"><text:s text:c="23"/>[-0.0615, -0.0034, <text:s/>0.0901, <text:s/>..., -0.0501, -0.0046, -0.0357],</text:p>
      <text:p text:style-name="Standard"><text:s text:c="23"/>[-0.0772, -0.1056, -0.0492, <text:s/>..., <text:s/>0.1369, <text:s/>0.1533, <text:s/>0.0699],</text:p>
      <text:p text:style-name="Standard"><text:s text:c="23"/>...,</text:p>
      <text:p text:style-name="Standard"><text:s text:c="23"/>[-0.0988, <text:s/>0.0144, -0.1514, <text:s/>..., <text:s/>0.1448, <text:s/>0.0151, -0.0332],</text:p>
      <text:p text:style-name="Standard"><text:s text:c="23"/>[ 0.0868, <text:s/>0.1235, <text:s/>0.0590, <text:s/>..., -0.0529, -0.1030, <text:s/>0.0612],</text:p>
      <text:p text:style-name="Standard"><text:s text:c="23"/>[-0.1116, -0.1410, -0.1078, <text:s/>..., -0.0145, -0.1063, -0.0696]],</text:p>
      <text:p text:style-name="Standard"><text:s text:c="14"/></text:p>
      <text:p text:style-name="Standard"><text:s text:c="22"/>[[ 0.0617, -0.0874, -0.0503, <text:s/>..., -0.0916, -0.0591, <text:s/>0.0467],</text:p>
      <text:p text:style-name="Standard"><text:s text:c="23"/>[-0.0111, -0.0974, -0.0893, <text:s/>..., -0.0051, -0.0059, -0.0650],</text:p>
      <text:p text:style-name="Standard"><text:s text:c="23"/>[-0.0461, <text:s/>0.0204, <text:s/>0.0857, <text:s/>..., -0.0416, <text:s/>0.0861, <text:s/>0.0793],</text:p>
      <text:p text:style-name="Standard"><text:s text:c="23"/>...,</text:p>
      <text:p text:style-name="Standard"><text:s text:c="23"/>[-0.0597, <text:s/>0.1282, <text:s/>0.0828, <text:s/>..., -0.0368, -0.0115, -0.0940],</text:p>
      <text:p text:style-name="Standard"><text:s text:c="23"/>[ 0.0332, -0.0223, <text:s/>0.0051, <text:s/>..., <text:s/>0.0498, <text:s/>0.0060, -0.0826],</text:p>
      <text:p text:style-name="Standard"><text:s text:c="23"/>[-0.0139, <text:s/>0.0165, <text:s/>0.1119, <text:s/>..., <text:s/>0.0230, <text:s/>0.0912, <text:s/>0.0779]],</text:p>
      <text:p text:style-name="Standard"><text:s text:c="14"/></text:p>
      <text:p text:style-name="Standard"><text:s text:c="22"/>[[ 0.0772, <text:s/>0.0348, <text:s/>0.0344, <text:s/>..., <text:s/>0.0004, <text:s/>0.0514, -0.0546],</text:p>
      <text:p text:style-name="Standard"><text:soft-page-break/><text:s text:c="23"/>[-0.0132, -0.0851, <text:s/>0.0418, <text:s/>..., -0.0834, -0.0748, -0.0134],</text:p>
      <text:p text:style-name="Standard"><text:s text:c="23"/>[ 0.0527, <text:s/>0.0802, <text:s/>0.0314, <text:s/>..., <text:s/>0.0077, -0.0834, <text:s/>0.0583],</text:p>
      <text:p text:style-name="Standard"><text:s text:c="23"/>...,</text:p>
      <text:p text:style-name="Standard"><text:s text:c="23"/>[ 0.0304, -0.1041, -0.0439, <text:s/>..., -0.0632, <text:s/>0.0178, <text:s/>0.0119],</text:p>
      <text:p text:style-name="Standard"><text:s text:c="23"/>[ 0.0339, <text:s/>0.0544, <text:s/>0.0586, <text:s/>..., -0.0652, -0.0224, -0.0224],</text:p>
      <text:p text:style-name="Standard"><text:s text:c="23"/>[-0.0644, -0.0556, <text:s/>0.0525, <text:s/>..., -0.0512, -0.0796, -0.0737]],</text:p>
      <text:p text:style-name="Standard"><text:s text:c="14"/></text:p>
      <text:p text:style-name="Standard"><text:s text:c="22"/>...,</text:p>
      <text:p text:style-name="Standard"><text:s text:c="14"/></text:p>
      <text:p text:style-name="Standard"><text:s text:c="22"/>[[ 0.0539, -0.0050, <text:s/>0.0279, <text:s/>..., -0.0798, <text:s/>0.0624, -0.0151],</text:p>
      <text:p text:style-name="Standard"><text:s text:c="23"/>[ 0.0876, <text:s/>0.0335, <text:s/>0.0643, <text:s/>..., <text:s/>0.0037, -0.0265, <text:s/>0.0185],</text:p>
      <text:p text:style-name="Standard"><text:s text:c="23"/>[ 0.0643, -0.0289, -0.1026, <text:s/>..., <text:s/>0.0898, -0.0306, <text:s/>0.0899],</text:p>
      <text:p text:style-name="Standard"><text:s text:c="23"/>...,</text:p>
      <text:p text:style-name="Standard"><text:s text:c="23"/>[ 0.0172, -0.1148, -0.0698, <text:s/>..., <text:s/>0.0151, -0.0090, <text:s/>0.0064],</text:p>
      <text:p text:style-name="Standard"><text:s text:c="23"/>[ 0.0727, -0.0474, -0.0363, <text:s/>..., -0.0286, <text:s/>0.0165, <text:s/>0.0484],</text:p>
      <text:p text:style-name="Standard"><text:s text:c="23"/>[-0.0645, <text:s/>0.0519, <text:s/>0.0679, <text:s/>..., -0.0990, -0.0660, -0.0559]],</text:p>
      <text:p text:style-name="Standard"><text:s text:c="14"/></text:p>
      <text:p text:style-name="Standard"><text:s text:c="22"/>[[ 0.1156, <text:s/>0.0647, <text:s/>0.0955, <text:s/>..., -0.0369, <text:s/>0.0569, <text:s/>0.0593],</text:p>
      <text:p text:style-name="Standard"><text:s text:c="23"/>[ 0.0665, <text:s/>0.0145, -0.0670, <text:s/>..., -0.0040, -0.0896, <text:s/>0.0555],</text:p>
      <text:p text:style-name="Standard"><text:s text:c="23"/>[ 0.0087, -0.0967, <text:s/>0.0121, <text:s/>..., <text:s/>0.0806, <text:s/>0.0538, <text:s/>0.0313],</text:p>
      <text:p text:style-name="Standard"><text:s text:c="23"/>...,</text:p>
      <text:p text:style-name="Standard"><text:s text:c="23"/>[-0.0569, -0.0648, <text:s/>0.0179, <text:s/>..., <text:s/>0.0711, <text:s/>0.0358, <text:s/>0.1304],</text:p>
      <text:p text:style-name="Standard"><text:s text:c="23"/>[ 0.0997, -0.0019, <text:s/>0.1238, <text:s/>..., <text:s/>0.0656, -0.0183, <text:s/>0.0763],</text:p>
      <text:p text:style-name="Standard"><text:s text:c="23"/>[-0.0576, -0.1020, -0.0956, <text:s/>..., -0.0711, -0.1138, -0.0144]],</text:p>
      <text:p text:style-name="Standard"><text:s text:c="14"/></text:p>
      <text:p text:style-name="Standard"><text:s text:c="22"/>[[ 0.1118, <text:s/>0.1752, <text:s/>0.1348, <text:s/>..., <text:s/>0.0508, <text:s/>0.0184, -0.0169],</text:p>
      <text:p text:style-name="Standard"><text:s text:c="23"/>[ 0.1208, -0.0420, -0.0319, <text:s/>..., <text:s/>0.0881, <text:s/>0.1442, <text:s/>0.0897],</text:p>
      <text:p text:style-name="Standard"><text:s text:c="23"/>[-0.0216, <text:s/>0.0633, -0.0566, <text:s/>..., <text:s/>0.1229, <text:s/>0.1673, <text:s/>0.0364],</text:p>
      <text:p text:style-name="Standard"><text:s text:c="23"/>...,</text:p>
      <text:p text:style-name="Standard"><text:s text:c="23"/>[-0.0094, -0.0709, <text:s/>0.0321, <text:s/>..., <text:s/>0.1094, <text:s/>0.1357, <text:s/>0.1469],</text:p>
      <text:p text:style-name="Standard"><text:s text:c="23"/>[ 0.0457, <text:s/>0.0303, -0.0548, <text:s/>..., <text:s/>0.1709, <text:s/>0.0956, <text:s/>0.1077],</text:p>
      <text:p text:style-name="Standard"><text:s text:c="23"/>[ 0.0144, -0.0005, <text:s/>0.0258, <text:s/>..., -0.0003, -0.0039, <text:s/>0.1384]]])),</text:p>
      <text:p text:style-name="Standard"><text:s text:c="13"/>('layer2.bias',</text:p>
      <text:p text:style-name="Standard"><text:s text:c="14"/>tensor([ 0.3218, <text:s/>0.0405, -0.0415, -0.0555, <text:s/>0.1815, <text:s/>0.1612, -0.0803, -0.0378,</text:p>
      <text:p text:style-name="Standard"><text:s text:c="23"/>0.1733, <text:s/>0.1558, <text:s/>0.0082])),</text:p>
      <text:p text:style-name="Standard"><text:s text:c="13"/>('layer3.weight',</text:p>
      <text:p text:style-name="Standard"><text:s text:c="14"/>tensor([[[-0.0931, -0.0465, -0.0505, -0.1412, -0.0803, -0.1613, -0.0830,</text:p>
      <text:p text:style-name="Standard"><text:s text:c="24"/>-0.0892, <text:s/>0.0221, <text:s/>0.0493, -0.0183],</text:p>
      <text:p text:style-name="Standard"><text:s text:c="23"/>[ 0.0040, <text:s/>0.1016, -0.0693, -0.1190, -0.1140, -0.0088, -0.0360,</text:p>
      <text:p text:style-name="Standard"><text:s text:c="25"/>0.0825, <text:s/>0.0667, -0.0166, -0.0257],</text:p>
      <text:p text:style-name="Standard"><text:s text:c="23"/>[-0.0252, <text:s/>0.0762, <text:s/>0.0755, <text:s/>0.0935, <text:s/>0.0148, <text:s/>0.0114, -0.0451,</text:p>
      <text:p text:style-name="Standard"><text:s text:c="24"/>-0.1069, -0.1044, -0.0259, -0.0365],</text:p>
      <text:p text:style-name="Standard"><text:s text:c="23"/>[-0.0565, <text:s/>0.0813, -0.0706, -0.0485, <text:s/>0.0752, -0.0686, <text:s/>0.0163,</text:p>
      <text:p text:style-name="Standard"><text:s text:c="25"/>0.0101, <text:s/>0.0264, <text:s/>0.0544, -0.0454],</text:p>
      <text:p text:style-name="Standard"><text:s text:c="23"/>[ 0.1484, <text:s/>0.0729, <text:s/>0.1062, -0.0938, <text:s/>0.0135, -0.1543, -0.1877,</text:p>
      <text:p text:style-name="Standard"><text:s text:c="24"/>-0.2174, -0.1559, <text:s/>0.0013, <text:s/>0.0129],</text:p>
      <text:p text:style-name="Standard"><text:s text:c="23"/>[-0.0796, -0.0629, -0.0734, -0.0819, -0.0934, <text:s/>0.0573, <text:s/>0.0051,</text:p>
      <text:p text:style-name="Standard"><text:s text:c="24"/>-0.1162, -0.0824, <text:s/>0.0115, <text:s/>0.0539],</text:p>
      <text:p text:style-name="Standard"><text:s text:c="23"/>[ 0.0328, <text:s/>0.0800, <text:s/>0.0902, -0.0648, -0.0540, -0.0276, <text:s/>0.0454,</text:p>
      <text:p text:style-name="Standard"><text:soft-page-break/><text:s text:c="24"/>-0.0569, <text:s/>0.0298, <text:s/>0.0410, -0.0421],</text:p>
      <text:p text:style-name="Standard"><text:s text:c="23"/>[-0.0141, <text:s/>0.0416, -0.0684, -0.0213, <text:s/>0.0666, <text:s/>0.0801, <text:s/>0.0589,</text:p>
      <text:p text:style-name="Standard"><text:s text:c="25"/>0.0150, <text:s/>0.0657, <text:s/>0.0438, <text:s/>0.0360],</text:p>
      <text:p text:style-name="Standard"><text:s text:c="23"/>[-0.1383, -0.0820, <text:s/>0.0281, -0.1144, -0.1194, <text:s/>0.0210, -0.0017,</text:p>
      <text:p text:style-name="Standard"><text:s text:c="24"/>-0.0457, <text:s/>0.0009, -0.0405, -0.0197],</text:p>
      <text:p text:style-name="Standard"><text:s text:c="23"/>[-0.0251, -0.0122, -0.0165, <text:s/>0.0638, <text:s/>0.0895, <text:s/>0.1074, <text:s/>0.1226,</text:p>
      <text:p text:style-name="Standard"><text:s text:c="24"/>-0.0042, <text:s/>0.0904, -0.0020, <text:s/>0.0895],</text:p>
      <text:p text:style-name="Standard"><text:s text:c="23"/>[ 0.1503, <text:s/>0.2141, <text:s/>0.1595, <text:s/>0.2162, <text:s/>0.1443, <text:s/>0.2953, <text:s/>0.2628,</text:p>
      <text:p text:style-name="Standard"><text:s text:c="25"/>0.1108, <text:s/>0.0377, <text:s/>0.0270, <text:s/>0.1261]],</text:p>
      <text:p text:style-name="Standard"><text:s text:c="14"/></text:p>
      <text:p text:style-name="Standard"><text:s text:c="22"/>[[ 0.2308, <text:s/>0.1455, -0.0173, -0.1011, -0.0967, -0.2028, -0.1622,</text:p>
      <text:p text:style-name="Standard"><text:s text:c="24"/>-0.1138, <text:s/>0.1281, <text:s/>0.0934, <text:s/>0.0985],</text:p>
      <text:p text:style-name="Standard"><text:s text:c="23"/>[ 0.0996, <text:s/>0.1230, <text:s/>0.0400, <text:s/>0.0643, <text:s/>0.1526, <text:s/>0.0927, <text:s/>0.1612,</text:p>
      <text:p text:style-name="Standard"><text:s text:c="25"/>0.0678, <text:s/>0.0841, -0.1023, <text:s/>0.0399],</text:p>
      <text:p text:style-name="Standard"><text:s text:c="23"/>[-0.0394, -0.0924, -0.0759, -0.1137, -0.0153, <text:s/>0.0208, <text:s/>0.0811,</text:p>
      <text:p text:style-name="Standard"><text:s text:c="25"/>0.0349, -0.0271, -0.0622, <text:s/>0.0621],</text:p>
      <text:p text:style-name="Standard"><text:s text:c="23"/>[-0.0445, <text:s/>0.0436, -0.0419, <text:s/>0.0900, <text:s/>0.0218, <text:s/>0.0187, -0.0650,</text:p>
      <text:p text:style-name="Standard"><text:s text:c="25"/>0.0130, <text:s/>0.0216, -0.0217, -0.0364],</text:p>
      <text:p text:style-name="Standard"><text:s text:c="23"/>[ 0.0738, <text:s/>0.0387, <text:s/>0.1129, <text:s/>0.0600, <text:s/>0.1042, <text:s/>0.0300, <text:s/>0.1084,</text:p>
      <text:p text:style-name="Standard"><text:s text:c="25"/>0.1321, <text:s/>0.2204, <text:s/>0.1460, <text:s/>0.1983],</text:p>
      <text:p text:style-name="Standard"><text:s text:c="23"/>[ 0.0141, <text:s/>0.0091, -0.0062, <text:s/>0.0275, -0.0837, -0.0334, -0.0335,</text:p>
      <text:p text:style-name="Standard"><text:s text:c="24"/>-0.1457, -0.0113, <text:s/>0.0780, -0.0296],</text:p>
      <text:p text:style-name="Standard"><text:s text:c="23"/>[ 0.0333, -0.0906, -0.0591, <text:s/>0.0320, -0.0814, <text:s/>0.0614, -0.0630,</text:p>
      <text:p text:style-name="Standard"><text:s text:c="25"/>0.0704, <text:s/>0.0618, -0.0738, -0.0726],</text:p>
      <text:p text:style-name="Standard"><text:s text:c="23"/>[-0.0405, <text:s/>0.0474, -0.0205, -0.0103, -0.0247, -0.0476, -0.0294,</text:p>
      <text:p text:style-name="Standard"><text:s text:c="24"/>-0.1001, <text:s/>0.0197, -0.0925, <text:s/>0.0524],</text:p>
      <text:p text:style-name="Standard"><text:s text:c="23"/>[ 0.1726, <text:s/>0.0694, <text:s/>0.1381, <text:s/>0.0584, -0.0663, -0.0732, -0.1758,</text:p>
      <text:p text:style-name="Standard"><text:s text:c="24"/>-0.0279, <text:s/>0.0536, <text:s/>0.1366, <text:s/>0.1710],</text:p>
      <text:p text:style-name="Standard"><text:s text:c="23"/>[ 0.0558, <text:s/>0.0176, -0.0575, -0.1558, -0.2170, -0.1213, -0.0945,</text:p>
      <text:p text:style-name="Standard"><text:s text:c="24"/>-0.1272, -0.0825, -0.0517, <text:s/>0.0139],</text:p>
      <text:p text:style-name="Standard"><text:s text:c="23"/>[-0.0888, -0.0619, -0.0503, <text:s/>0.0302, <text:s/>0.0054, -0.1174, -0.1561,</text:p>
      <text:p text:style-name="Standard"><text:s text:c="24"/>-0.1382, -0.2179, -0.2101, -0.0896]],</text:p>
      <text:p text:style-name="Standard"><text:s text:c="14"/></text:p>
      <text:p text:style-name="Standard"><text:s text:c="22"/>[[-0.1509, <text:s/>0.0155, -0.0439, <text:s/>0.1410, <text:s/>0.3287, <text:s/>0.3742, <text:s/>0.2612,</text:p>
      <text:p text:style-name="Standard"><text:s text:c="25"/>0.1438, -0.0179, <text:s/>0.0262, <text:s/>0.0659],</text:p>
      <text:p text:style-name="Standard"><text:s text:c="23"/>[-0.0413, -0.1000, -0.1404, -0.0479, -0.1011, -0.0445, -0.1347,</text:p>
      <text:p text:style-name="Standard"><text:s text:c="24"/>-0.1405, -0.0140, <text:s/>0.0051, <text:s/>0.0774],</text:p>
      <text:p text:style-name="Standard"><text:s text:c="23"/>[ 0.0314, -0.0367, <text:s/>0.0650, -0.0008, -0.0599, <text:s/>0.0718, <text:s/>0.1138,</text:p>
      <text:p text:style-name="Standard"><text:s text:c="25"/>0.0501, <text:s/>0.0115, -0.0291, -0.0163],</text:p>
      <text:p text:style-name="Standard"><text:s text:c="23"/>[-0.0368, -0.0701, -0.0815, <text:s/>0.0352, -0.0532, <text:s/>0.0743, -0.0255,</text:p>
      <text:p text:style-name="Standard"><text:s text:c="24"/>-0.0845, -0.0318, <text:s/>0.0191, <text:s/>0.0307],</text:p>
      <text:p text:style-name="Standard"><text:s text:c="23"/>[-0.0174, -0.1417, -0.0438, -0.0325, <text:s/>0.0463, <text:s/>0.0572, <text:s/>0.0245,</text:p>
      <text:p text:style-name="Standard"><text:s text:c="25"/>0.0279, -0.0216, -0.0904, -0.0616],</text:p>
      <text:p text:style-name="Standard"><text:s text:c="23"/>[-0.0180, -0.0156, -0.0441, <text:s/>0.0931, <text:s/>0.1589, <text:s/>0.1244, <text:s/>0.1193,</text:p>
      <text:p text:style-name="Standard"><text:s text:c="25"/>0.1694, <text:s/>0.0547, <text:s/>0.0008, <text:s/>0.0530],</text:p>
      <text:p text:style-name="Standard"><text:s text:c="23"/>[-0.0234, <text:s/>0.0874, -0.0636, <text:s/>0.0849, -0.0474, <text:s/>0.0063, -0.0433,</text:p>
      <text:p text:style-name="Standard"><text:s text:c="25"/>0.0274, <text:s/>0.0575, <text:s/>0.0436, <text:s/>0.0476],</text:p>
      <text:p text:style-name="Standard"><text:s text:c="23"/>[-0.0530, <text:s/>0.0728, <text:s/>0.0053, -0.0949, <text:s/>0.0766, -0.0866, -0.0146,</text:p>
      <text:p text:style-name="Standard"><text:s text:c="25"/>0.0140, -0.0280, -0.0931, -0.0264],</text:p>
      <text:p text:style-name="Standard"><text:soft-page-break/><text:s text:c="23"/>[ 0.0327, -0.0498, -0.0031, <text:s/>0.0734, <text:s/>0.0686, <text:s/>0.1002, <text:s/>0.1232,</text:p>
      <text:p text:style-name="Standard"><text:s text:c="25"/>0.0924, <text:s/>0.0071, -0.0638, -0.1076],</text:p>
      <text:p text:style-name="Standard"><text:s text:c="23"/>[-0.0113, <text:s/>0.0317, <text:s/>0.0923, <text:s/>0.0893, <text:s/>0.1491, <text:s/>0.2189, <text:s/>0.0921,</text:p>
      <text:p text:style-name="Standard"><text:s text:c="25"/>0.1263, <text:s/>0.0728, <text:s/>0.0247, <text:s/>0.0504],</text:p>
      <text:p text:style-name="Standard"><text:s text:c="23"/>[-0.0317, -0.1314, -0.1938, -0.1796, -0.3075, -0.2391, -0.0010,</text:p>
      <text:p text:style-name="Standard"><text:s text:c="25"/>0.0377, <text:s/>0.1273, <text:s/>0.0449, -0.0141]]])),</text:p>
      <text:p text:style-name="Standard"><text:s text:c="13"/>('layer3.bias', tensor([-0.0602, -0.0845, <text:s/>0.1862]))])</text:p>
      <text:p text:style-name="Standard"/>
      <text:p text:style-name="Standard">runfile('/home/allen/projects/ssp/untitled1.py', current_namespace=Tru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4:44:46.108807120</meta:creation-date>
    <dc:date>2025-09-08T14:45:20.506234644</dc:date>
    <meta:editing-duration>PT35S</meta:editing-duration>
    <meta:editing-cycles>1</meta:editing-cycles>
    <meta:document-statistic meta:table-count="0" meta:image-count="0" meta:object-count="0" meta:page-count="11" meta:paragraph-count="474" meta:word-count="1846" meta:character-count="22201" meta:non-whitespace-character-count="11487"/>
    <meta:generator>LibreOffice/24.2.7.2$Linux_X86_64 LibreOffice_project/420$Build-2</meta:generator>
  </office:meta>
</office:document-meta>
</file>